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D00000129E458E80CE5A269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2.493cm" fo:min-width="4.009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cccccc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dde8cb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2.397cm" svg:y="7.222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7.703cm" svg:y="7.222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13.003cm" svg:y="7.223cm">
          <text:p text:style-name="P1">Deploy<text:line-break/>Stag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.86cm" svg:height="2.794cm" svg:x="18.289cm" svg:y="7.223cm">
          <text:p text:style-name="P3">Deploy<text:line-break/>Production</text:p>
          <draw:enhanced-geometry svg:viewBox="0 0 21600 21600" draw:mirror-horizontal="false" draw:mirror-vertical="false" draw:text-areas="0 0 21600 21600" draw:type="chevron" draw:modifiers="16200.78705728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5.588cm" svg:height="3.806cm" svg:x="13.203cm" svg:y="10.5cm">
          <draw:text-box>
            <text:list text:style-name="L1">
              <text:list-item>
                <text:p>CreateRelease</text:p>
              </text:list-item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  <draw:frame draw:style-name="gr3" draw:text-style-name="P5" draw:layer="layout" svg:width="5.588cm" svg:height="3.806cm" svg:x="18.907cm" svg:y="10.529cm">
          <draw:text-box>
            <text:list text:style-name="L1">
              <text:list-item>
                <text:p>Approval</text:p>
              </text:list-item>
              <text:list-item>
                <text:p>CreateRelease</text:p>
              </text:list-item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</draw:page>
      <draw:page draw:name="page2" draw:style-name="dp1" draw:master-page-name="Default">
        <draw:custom-shape draw:style-name="gr1" draw:text-style-name="P2" draw:layer="layout" svg:width="6.858cm" svg:height="2.794cm" svg:x="2.397cm" svg:y="7.222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7.703cm" svg:y="7.222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13.003cm" svg:y="7.223cm">
          <text:p text:style-name="P1">Deploy<text:line-break/>Stag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6.86cm" svg:height="2.794cm" svg:x="18.289cm" svg:y="7.223cm">
          <text:p text:style-name="P3">Deploy<text:line-break/>Production</text:p>
          <draw:enhanced-geometry svg:viewBox="0 0 21600 21600" draw:mirror-horizontal="false" draw:mirror-vertical="false" draw:text-areas="0 0 21600 21600" draw:type="chevron" draw:modifiers="16200.78705728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3.302cm" svg:height="2.413cm" svg:x="14.589cm" svg:y="10.5cm">
          <draw:text-box>
            <text:list text:style-name="L1"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  <draw:frame draw:style-name="gr5" draw:text-style-name="P5" draw:layer="layout" svg:width="4.191cm" svg:height="2.413cm" svg:x="19.796cm" svg:y="10.5cm">
          <draw:text-box>
            <text:list text:style-name="L1">
              <text:list-item>
                <text:p>Approval</text:p>
              </text:list-item>
              <text:list-item>
                <text:p>Deploy</text:p>
              </text:list-item>
              <text:list-item>
                <text:p>Test</text:p>
              </text:list-item>
            </text:list>
          </draw:text-box>
        </draw:frame>
      </draw:page>
      <draw:page draw:name="page3" draw:style-name="dp1" draw:master-page-name="Default">
        <draw:custom-shape draw:style-name="gr1" draw:text-style-name="P2" draw:layer="layout" svg:width="6.858cm" svg:height="2.794cm" svg:x="2.398cm" svg:y="7.222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7.704cm" svg:y="7.222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858cm" svg:height="2.794cm" svg:x="13.004cm" svg:y="7.223cm">
          <text:p text:style-name="P1">Stag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6.86cm" svg:height="2.794cm" svg:x="21.29cm" svg:y="7.223cm">
          <text:p text:style-name="P3">Production</text:p>
          <draw:enhanced-geometry svg:viewBox="0 0 21600 21600" draw:text-areas="0 0 21600 21600" draw:type="chevron" draw:modifiers="16200.78705728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4.56cm" svg:height="2.794cm" svg:x="18.29cm" svg:y="7.222cm">
          <text:p text:style-name="P6"><text:span text:style-name="T1"><text:s text:c="3"/></text:span><text:span text:style-name="T1">Approval</text:span></text:p>
          <text:p text:style-name="P6"><text:span text:style-name="T1"/></text:p>
          <text:p text:style-name="P6"><text:span text:style-name="T1"/></text:p>
          <draw:enhanced-geometry svg:viewBox="0 0 21600 21600" draw:text-areas="0 0 21600 21600" draw:type="chevron" draw:modifiers="13478.096908572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8" draw:layer="layout" svg:width="1.315cm" svg:height="1.37cm" svg:x="20.133cm" svg:y="8.493cm">
          <draw:image xlink:href="Pictures/100002010000011D00000129E458E80CE5A2692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27:29.339691712</meta:creation-date>
    <dc:date>2021-06-17T16:04:44.897659958</dc:date>
    <meta:editing-duration>PT6H59M45S</meta:editing-duration>
    <meta:editing-cycles>15</meta:editing-cycles>
    <meta:generator>LibreOffice/6.4.7.2$Linux_X86_64 LibreOffice_project/40$Build-2</meta:generator>
    <meta:document-statistic meta:object-count="18"/>
  </office:meta>
</office:document-meta>
</file>